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ce style:name="Liberation Mono" svg:font-family="'Liberatio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ce style:name="Noto Serif CJK SC" svg:font-family="'Noto Serif CJK SC'" style:font-family-generic="system" style:font-pitch="variable"/>
    <style:font-face style:name="monospace" svg:font-family="monospace"/>
  </office:font-face-decls>
  <office:automatic-styles>
    <style:style style:name="Table1" style:family="table">
      <style:table-properties style:width="17cm" fo:margin-left="0cm" table:align="left" style:use-optimal-column-width="true"/>
    </style:style>
    <style:style style:name="Table1.A" style:family="table-column">
      <style:table-column-properties style:column-width="8.5cm"/>
    </style:style>
    <style:style style:name="Table1.A1" style:family="table-cell">
      <style:table-cell-properties fo:padding="0cm" fo:border="0.5pt solid #000000" style:direction="ltr" fo:wrap-option="wrap" style:writing-mode="lr-tb"/>
    </style:style>
    <style:style style:name="P1" style:family="paragraph" style:parent-style-name="Preformatted_20_Text">
      <style:text-properties fo:font-weight="normal" officeooo:paragraph-rsid="0001d95e"/>
    </style:style>
    <style:style style:name="P2" style:family="paragraph" style:parent-style-name="Standard">
      <style:text-properties fo:font-weight="normal" officeooo:paragraph-rsid="0001d95e"/>
    </style:style>
    <style:style style:name="P3" style:family="paragraph" style:parent-style-name="Preformatted_20_Text">
      <style:paragraph-properties fo:margin-top="0cm" fo:margin-bottom="0.499cm" style:contextual-spacing="false"/>
      <style:text-properties officeooo:paragraph-rsid="0001d95e"/>
    </style:style>
    <style:style style:name="P4" style:family="paragraph" style:parent-style-name="Preformatted_20_Text">
      <style:text-properties officeooo:paragraph-rsid="0001d95e"/>
    </style:style>
    <style:style style:name="P5" style:family="paragraph" style:parent-style-name="Standard">
      <style:text-properties officeooo:paragraph-rsid="0001d95e"/>
    </style:style>
    <style:style style:name="P6" style:family="paragraph" style:parent-style-name="Text_20_body">
      <style:paragraph-properties fo:margin-left="0cm" fo:margin-right="0cm" fo:margin-top="0cm" fo:margin-bottom="0cm" style:contextual-spacing="false" fo:text-indent="0cm" style:auto-text-indent="false"/>
      <style:text-properties officeooo:paragraph-rsid="0001d95e"/>
    </style:style>
    <style:style style:name="P7" style:family="paragraph" style:parent-style-name="Text_20_body">
      <style:text-properties officeooo:paragraph-rsid="0001d95e"/>
    </style:style>
    <style:style style:name="P8" style:family="paragraph" style:parent-style-name="Standard">
      <style:text-properties fo:font-weight="bold" officeooo:paragraph-rsid="0001d95e"/>
    </style:style>
    <style:style style:name="P9" style:family="paragraph" style:parent-style-name="Text_20_body">
      <style:paragraph-properties fo:margin-left="0cm" fo:margin-right="0cm" fo:margin-top="0cm" fo:margin-bottom="0cm" style:contextual-spacing="false" fo:text-indent="0cm" style:auto-text-indent="false"/>
      <style:text-properties fo:font-weight="bold" officeooo:paragraph-rsid="0001d95e"/>
    </style:style>
    <style:style style:name="P10" style:family="paragraph" style:parent-style-name="Standard">
      <style:text-properties fo:font-size="14pt" fo:font-weight="bold" officeooo:paragraph-rsid="0001d95e"/>
    </style:style>
    <style:style style:name="P11" style:family="paragraph" style:parent-style-name="Standard">
      <style:text-properties fo:color="#000000" loext:opacity="100%" style:font-name="Courier New" officeooo:paragraph-rsid="0001d95e" style:font-name-asian="Courier New" style:font-name-complex="Courier New"/>
    </style:style>
    <style:style style:name="P12" style:family="paragraph" style:parent-style-name="Standard">
      <style:text-properties fo:color="#000000" loext:opacity="100%" style:font-name="Courier New" officeooo:rsid="0003c005" officeooo:paragraph-rsid="0003c005" style:font-name-asian="Courier New" style:font-name-complex="Courier New"/>
    </style:style>
    <style:style style:name="P13" style:family="paragraph" style:parent-style-name="Standard">
      <style:text-properties fo:color="#000000" loext:opacity="100%" style:font-name="Courier New" fo:font-size="12pt" officeooo:paragraph-rsid="0001d95e" style:font-name-asian="Courier New" style:font-name-complex="Courier New"/>
    </style:style>
    <style:style style:name="P14" style:family="paragraph" style:parent-style-name="Standard">
      <style:text-properties fo:color="#000000" loext:opacity="100%" style:font-name="Courier New" fo:font-size="10pt" officeooo:rsid="0003c005" officeooo:paragraph-rsid="0003c005" style:font-name-asian="Courier New" style:font-name-complex="Courier New"/>
    </style:style>
    <style:style style:name="P15" style:family="paragraph" style:parent-style-name="Standard">
      <style:text-properties fo:color="#000000" loext:opacity="100%" style:font-name="Courier New" fo:font-size="14pt" fo:font-weight="bold" officeooo:rsid="0003c005" officeooo:paragraph-rsid="0003c005" style:font-name-asian="Courier New" style:font-size-asian="14pt" style:font-weight-asian="bold" style:font-name-complex="Courier New" style:font-size-complex="14pt" style:font-weight-complex="bold"/>
    </style:style>
    <style:style style:name="P16" style:family="paragraph" style:parent-style-name="Standard">
      <style:text-properties style:font-name="monospace" officeooo:paragraph-rsid="0001d95e"/>
    </style:style>
    <style:style style:name="P17" style:family="paragraph" style:parent-style-name="Standard">
      <style:text-properties fo:font-size="16pt" fo:font-weight="bold" officeooo:paragraph-rsid="0001d95e"/>
    </style:style>
    <style:style style:name="P18" style:family="paragraph" style:parent-style-name="Text_20_body">
      <style:paragraph-properties fo:margin-left="0cm" fo:margin-right="0cm" fo:margin-top="0cm" fo:margin-bottom="0cm" style:contextual-spacing="false" fo:text-indent="0cm" style:auto-text-indent="false"/>
      <style:text-properties fo:font-size="16pt" fo:font-weight="bold" officeooo:paragraph-rsid="0001d95e"/>
    </style:style>
    <style:style style:name="P19" style:family="paragraph" style:parent-style-name="Text_20_body">
      <style:paragraph-properties fo:margin-left="0cm" fo:margin-right="0cm" fo:margin-top="0cm" fo:margin-bottom="0cm" style:contextual-spacing="false" fo:text-indent="0cm" style:auto-text-indent="false">
        <style:tab-stops>
          <style:tab-stop style:position="6.375cm"/>
        </style:tab-stops>
      </style:paragraph-properties>
      <style:text-properties officeooo:paragraph-rsid="0001d95e"/>
    </style:style>
    <style:style style:name="P20" style:family="paragraph" style:parent-style-name="Text_20_body">
      <style:paragraph-properties fo:margin-left="0cm" fo:margin-right="0cm" fo:margin-top="0cm" fo:margin-bottom="0cm" style:contextual-spacing="false" fo:text-indent="0cm" style:auto-text-indent="false"/>
      <style:text-properties fo:font-size="20pt" fo:font-weight="bold" officeooo:paragraph-rsid="0001d95e"/>
    </style:style>
    <style:style style:name="P21" style:family="paragraph" style:parent-style-name="Standard">
      <style:text-properties fo:font-size="20pt" fo:font-weight="bold" officeooo:paragraph-rsid="0001d95e"/>
    </style:style>
    <style:style style:name="P22" style:family="paragraph" style:parent-style-name="Standard">
      <style:paragraph-properties fo:break-before="page"/>
      <style:text-properties fo:font-size="20pt" fo:font-weight="bold" officeooo:paragraph-rsid="0001d95e"/>
    </style:style>
    <style:style style:name="P23" style:family="paragraph" style:parent-style-name="Standard">
      <style:text-properties fo:font-size="12pt" fo:font-weight="bold" officeooo:paragraph-rsid="0001d95e"/>
    </style:style>
    <style:style style:name="P24" style:family="paragraph" style:parent-style-name="Standard">
      <style:text-properties fo:font-size="12pt" fo:font-weight="normal" officeooo:paragraph-rsid="0001d95e"/>
    </style:style>
    <style:style style:name="P25" style:family="paragraph" style:parent-style-name="Standard">
      <style:text-properties fo:font-size="12pt" officeooo:paragraph-rsid="0001d95e"/>
    </style:style>
    <style:style style:name="P26" style:family="paragraph" style:parent-style-name="Standard">
      <style:text-properties fo:font-size="18pt" fo:font-weight="bold" officeooo:paragraph-rsid="0001d95e"/>
    </style:style>
    <style:style style:name="P27" style:family="paragraph" style:parent-style-name="Standard">
      <style:text-properties fo:font-size="10pt" officeooo:paragraph-rsid="0001d95e"/>
    </style:style>
    <style:style style:name="P28" style:family="paragraph" style:parent-style-name="Standard">
      <style:text-properties officeooo:rsid="0005ca5c" officeooo:paragraph-rsid="0005ca5c"/>
    </style:style>
    <style:style style:name="P29" style:family="paragraph" style:parent-style-name="Standard" style:master-page-name="MasterPage2">
      <style:paragraph-properties style:page-number="auto"/>
      <style:text-properties fo:font-size="20pt" fo:font-weight="bold" officeooo:paragraph-rsid="0001d95e"/>
    </style:style>
    <style:style style:name="P30" style:family="paragraph" style:parent-style-name="Standard">
      <style:text-properties officeooo:paragraph-rsid="0001d95e"/>
    </style:style>
    <style:style style:name="T1" style:family="text">
      <style:text-properties fo:font-weight="bold"/>
    </style:style>
    <style:style style:name="T2" style:family="text">
      <style:text-properties fo:font-size="12pt"/>
    </style:style>
    <style:style style:name="T3" style:family="text">
      <style:text-properties fo:font-size="12pt" fo:font-weight="normal"/>
    </style:style>
    <style:style style:name="T4" style:family="text">
      <style:text-properties fo:color="#000000" loext:opacity="100%" style:font-name="Courier New" fo:font-size="12pt" style:font-name-asian="Courier New" style:font-name-complex="Courier New"/>
    </style:style>
    <style:style style:name="T5" style:family="text">
      <style:text-properties fo:color="#000000" loext:opacity="100%" fo:font-size="12pt" fo:font-weight="normal" fo:background-color="#ffffff" loext:char-shading-value="0"/>
    </style:style>
    <style:style style:name="T6" style:family="text">
      <style:text-properties fo:font-size="10pt"/>
    </style:style>
    <style:style style:name="T7" style:family="text">
      <style:text-properties fo:color="#5454ff" loext:opacity="100%" fo:font-weight="bold" fo:background-color="#ffffff" loext:char-shading-value="0"/>
    </style:style>
    <style:style style:name="T8" style:family="text">
      <style:text-properties officeooo:rsid="0006c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ySQL install and setup</text:p>
      <text:p text:style-name="P5"/>
      <text:p text:style-name="P17">Installing </text:p>
      <text:p text:style-name="P5"/>
      <text:p text:style-name="P5">https://linuxhint.com/install_mysql_ubuntu_20-04/</text:p>
      <text:p text:style-name="P5">https://ubuntu.com/server/docs/databases-mysql</text:p>
      <text:p text:style-name="P5">https://dev.mysql.com/doc/refman/8.0/en/tutorial.html</text:p>
      <text:p text:style-name="P5"/>
      <text:p text:style-name="P8">$ sudo apt install mysql-server -y</text:p>
      <text:p text:style-name="P8"/>
      <table:table table:name="Table1" table:style-name="Table1">
        <table:table-column table:style-name="Table1.A" table:number-columns-repeated="2"/>
        <table:table-row>
          <table:table-cell table:style-name="Table1.A1" office:value-type="string">
            <text:p text:style-name="P5">AFter installing MySQL check</text:p>
            <text:p text:style-name="P8">$ systemctl is-active mysql</text:p>
            <text:p text:style-name="P8">$ sudo service mysql status</text:p>
          </table:table-cell>
          <table:table-cell table:style-name="Table1.A1" office:value-type="string">
            <text:p text:style-name="P5">start/restart with</text:p>
            <text:p text:style-name="P8">$ sudo service mysql restart</text:p>
            <text:p text:style-name="P5">MySQL daemon restart</text:p>
            <text:p text:style-name="P8">$ sudo systemctl restart mysql.service</text:p>
          </table:table-cell>
        </table:table-row>
      </table:table>
      <text:p text:style-name="P5"/>
      <text:p text:style-name="P17">Setup </text:p>
      <text:p text:style-name="P5"/>
      <text:p text:style-name="P8">$ sudo mysql_secure_installation</text:p>
      <text:p text:style-name="P5">Validate password Y, select Low Password</text:p>
      <text:p text:style-name="P5">Remove Anonymous Users: yes</text:p>
      <text:p text:style-name="P5">Dissallow Remote Root Login : y</text:p>
      <text:p text:style-name="P5"/>
      <text:p text:style-name="P5">set password: passw0rd</text:p>
      <text:p text:style-name="P5"/>
      <text:p text:style-name="P5">If Error Occurs</text:p>
      <text:p text:style-name="P5">Failed! Error: SET PASSWORD has no significance for user 'root'@'localhost' as the authentication method used doesn't store authentication data in the MySQL server. Please consider using ALTER USER instead if you want to change authentication parameters</text:p>
      <text:p text:style-name="P5"/>
      <text:p text:style-name="P5">Solution:</text:p>
      <text:p text:style-name="P8">$ sudo killall -9 mysql_secure_installation</text:p>
      <text:p text:style-name="P8">$ <text:s/>sudo mysql </text:p>
      <text:p text:style-name="P8">$ mysql &gt; <text:s/>ALTER USER 'root'@'localhost' IDENTIFIED WITH mysql_native_password</text:p>
      <text:p text:style-name="P5"/>
      <text:p text:style-name="P5">Redo the setting password </text:p>
      <text:p text:style-name="P8">$ sudo mysql_secure_installation</text:p>
      <text:p text:style-name="P5"/>
      <text:p text:style-name="P5">set password passw0rd</text:p>
      <text:p text:style-name="P5">select Y for default options </text:p>
      <text:p text:style-name="P5"/>
      <text:p text:style-name="P23">mysql config files are here</text:p>
      <text:p text:style-name="P5">/etc/mysql/</text:p>
      <text:p text:style-name="P5">/etc/mysql/mysql.conf.d/mysqld.cnf</text:p>
      <text:p text:style-name="P2">/etc/mysql/my.cnf</text:p>
      <text:p text:style-name="P5"/>
      <text:p text:style-name="P10"/>
      <text:p text:style-name="P10"/>
      <text:p text:style-name="P10"/>
      <text:p text:style-name="P10"/>
      <text:p text:style-name="P10"/>
      <text:p text:style-name="P10"><text:soft-page-break/>Install MySQLClient</text:p>
      <text:p text:style-name="P13">$ sudo apt-get update</text:p>
      <text:p text:style-name="P13">$ sudo apt-get install pkg-config -y</text:p>
      <text:p text:style-name="P11"><text:span text:style-name="T2">$ </text:span>sudo apt-get install python3-dev default-libmysqlclient-dev build-essential</text:p>
      <text:p text:style-name="P11"><text:span text:style-name="T2">$ </text:span>pip install mysqlclient</text:p>
      <text:p text:style-name="P11"><text:span text:style-name="T4"/></text:p>
      <text:p text:style-name="P13"/>
      <text:p text:style-name="P13">$ sudo apt-get install libmysqlclient-dev -y</text:p>
      <text:p text:style-name="P11"><text:span text:style-name="T2">$ </text:span><text:span text:style-name="T6">sudo apt-get build-dep python-mysqldb</text:span></text:p>
      <text:p text:style-name="P11"><text:span text:style-name="T6"/></text:p>
      <text:p text:style-name="P11"><text:span text:style-name="T6"/></text:p>
      <text:p text:style-name="P15">Install MySQL unicode charsets that include emoji’s</text:p>
      <text:p text:style-name="P12"><text:span text:style-name="T6"/></text:p>
      <text:p text:style-name="P14">Configuring the MySQL database server to use the utf8mb4 character set involves a few steps, which usually require administrative access to the MySQL server. Here's how you can do it:</text:p>
      <text:p text:style-name="P12"><text:span text:style-name="T6"/></text:p>
      <text:p text:style-name="P14"><text:s text:c="4"/>Access MySQL Server:</text:p>
      <text:p text:style-name="P14"><text:s text:c="4"/>You need access to the MySQL server as an administrator or a user with the necessary privileges. You can use the MySQL command-line client or a database management tool like phpMyAdmin.</text:p>
      <text:p text:style-name="P12"><text:span text:style-name="T6"/></text:p>
      <text:p text:style-name="P14"><text:s text:c="4"/>Check Existing Character Set:</text:p>
      <text:p text:style-name="P14"><text:s text:c="4"/>First, check the current character set and collation settings of the MySQL server by running the following SQL query:</text:p>
      <text:p text:style-name="P12"><text:span text:style-name="T6"/></text:p>
      <text:p text:style-name="P14"><text:s text:c="4"/>sql</text:p>
      <text:p text:style-name="P12"><text:span text:style-name="T6"/></text:p>
      <text:p text:style-name="P14">SHOW VARIABLES LIKE 'character_set%';</text:p>
      <text:p text:style-name="P14">SHOW VARIABLES LIKE 'collation%';</text:p>
      <text:p text:style-name="P12"><text:span text:style-name="T6"/></text:p>
      <text:p text:style-name="P14">This will display the current character set and collation settings. Make a note of these settings for reference.</text:p>
      <text:p text:style-name="P12"><text:span text:style-name="T6"/></text:p>
      <text:p text:style-name="P14">Backup Your Data:</text:p>
      <text:p text:style-name="P14">Before making any changes, it's a good practice to back up your data, just in case something goes wrong during the configuration process.</text:p>
      <text:p text:style-name="P12"><text:span text:style-name="T6"/></text:p>
      <text:p text:style-name="P14">Change MySQL Server Character Set:</text:p>
      <text:p text:style-name="P14">You can change the character set and collation at the server level by modifying the MySQL server configuration file. The location of this file can vary depending on your operating system. Common locations include /etc/mysql/my.cnf or /etc/my.cnf.</text:p>
      <text:p text:style-name="P12"><text:span text:style-name="T6"/></text:p>
      <text:p text:style-name="P14">Add or modify the following lines in the MySQL configuration file:</text:p>
      <text:p text:style-name="P12"><text:span text:style-name="T6"/></text:p>
      <text:p text:style-name="P14">sql</text:p>
      <text:p text:style-name="P12"><text:span text:style-name="T6"/></text:p>
      <text:p text:style-name="P14">[client]</text:p>
      <text:p text:style-name="P14">default-character-set = utf8mb4</text:p>
      <text:p text:style-name="P12"><text:span text:style-name="T6"/></text:p>
      <text:p text:style-name="P14">[mysql]</text:p>
      <text:p text:style-name="P14">default-character-set = utf8mb4</text:p>
      <text:p text:style-name="P12"><text:span text:style-name="T6"/></text:p>
      <text:p text:style-name="P14">[mysqld]</text:p>
      <text:p text:style-name="P14">character-set-server = utf8mb4</text:p>
      <text:p text:style-name="P14">collation-server = utf8mb4_unicode_ci</text:p>
      <text:p text:style-name="P12"><text:span text:style-name="T6"/></text:p>
      <text:p text:style-name="P14">Save the configuration file.</text:p>
      <text:p text:style-name="P12"><text:span text:style-name="T6"/></text:p>
      <text:p text:style-name="P14"><text:soft-page-break/>Restart MySQL Server:</text:p>
      <text:p text:style-name="P14">After making these changes, you need to restart the MySQL server to apply the new character set and collation settings. Depending on your operating system, you can usually do this with a command like:</text:p>
      <text:p text:style-name="P12"><text:span text:style-name="T6"/></text:p>
      <text:p text:style-name="P14"><text:s text:c="4"/>sudo service mysql restart</text:p>
      <text:p text:style-name="P12"><text:span text:style-name="T6"/></text:p>
      <text:p text:style-name="P14"><text:s text:c="4"/>Verify Character Set Changes:</text:p>
      <text:p text:style-name="P14"><text:s text:c="4"/>Once the server is restarted, log in to the MySQL server and run the same SQL queries mentioned in step 2 to verify that the character set and collation settings have been updated to utf8mb4.</text:p>
      <text:p text:style-name="P12"><text:span text:style-name="T6"/></text:p>
      <text:p text:style-name="P14"><text:s text:c="4"/>If the character set and collation settings are correctly updated, you should be able to store emoji characters without encountering the "Incorrect string value" error.</text:p>
      <text:p text:style-name="P12"><text:span text:style-name="T6"/></text:p>
      <text:p text:style-name="P14">Remember that making changes to the MySQL server configuration can have a significant impact, so it's essential to be cautious and make backups before proceeding. If you're not comfortable with these server-level changes, it's a good idea to consult with a database administrator or someone experienced with MySQL server administration.</text:p>
      <text:p text:style-name="P12"><text:span text:style-name="T6"/></text:p>
      <text:p text:style-name="P5"/>
      <text:p text:style-name="P5"/>
      <text:p text:style-name="P5"/>
      <text:p text:style-name="P5"/>
      <text:p text:style-name="P5"/>
      <text:p text:style-name="P5"/>
      <text:p text:style-name="P5"/>
      <text:p text:style-name="P17">Validate Password Policy Errors</text:p>
      <text:p text:style-name="P5"/>
      <text:p text:style-name="P7">Because of your password. You can see password validate configuration metrics using the following query in MySQL client:</text:p>
      <text:p text:style-name="P3">SHOW VARIABLES LIKE 'validate_password%';</text:p>
      <text:p text:style-name="P7">The output should be something like that :</text:p>
      <text:p text:style-name="P4">+--------------------------------------+-------+</text:p>
      <text:p text:style-name="P4">| Variable_name <text:s text:c="23"/>| Value |</text:p>
      <text:p text:style-name="P4">+--------------------------------------+-------+</text:p>
      <text:p text:style-name="P4">| validate_password.check_user_name <text:s text:c="3"/>| ON <text:s text:c="3"/>|</text:p>
      <text:p text:style-name="P4">| validate_password.dictionary_file <text:s text:c="3"/>| <text:s text:c="6"/>|</text:p>
      <text:p text:style-name="P4">| validate_password.length <text:s text:c="12"/>| 6 <text:s text:c="4"/>|</text:p>
      <text:p text:style-name="P4">| validate_password.mixed_case_count <text:s text:c="2"/>| 1 <text:s text:c="4"/>|</text:p>
      <text:p text:style-name="P4">| validate_password.number_count <text:s text:c="6"/>| 1 <text:s text:c="4"/>|</text:p>
      <text:p text:style-name="P4">| validate_password.policy <text:s text:c="12"/>| LOW <text:s text:c="2"/>|</text:p>
      <text:p text:style-name="P4">| validate_password.special_char_count | 1 <text:s text:c="4"/>|</text:p>
      <text:p text:style-name="P3">+--------------------------------------+-------+</text:p>
      <text:p text:style-name="P7">then you can set the password policy level lower, for example:</text:p>
      <text:p text:style-name="P4">SET GLOBAL validate_password.length = 6;</text:p>
      <text:p text:style-name="P4">SET GLOBAL validate_password.number_count = 0;</text:p>
      <text:p text:style-name="P4">SET GLOBAL <text:s/>validate_password.mixed_case_count =0;</text:p>
      <text:p text:style-name="P4">SET GLOBAL validate_password.policy = LOW;</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ce style:name="Liberation Mono" svg:font-family="'Liberatio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fo:font-size="10pt" style:font-name-asian="Noto Sans Mono CJK SC" style:font-family-asian="'Noto Sans Mono CJK SC'" style:font-name-complex="Liberation Mono" style:font-family-complex="'Liberation Mono'"/>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name-asian="Noto Sans Mono CJK SC" style:font-family-asian="'Noto Sans Mono CJK SC'" style:font-name-complex="Liberation Mono" style:font-family-complex="'Liberation Mono'"/>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2:25:38.135080891</meta:creation-date>
    <dc:date>2023-12-23T21:06:53.230852054</dc:date>
    <meta:editing-duration>PT3H24M56S</meta:editing-duration>
    <meta:editing-cycles>6</meta:editing-cycles>
    <meta:generator>LibreOffice/7.6.2.1$Linux_X86_64 LibreOffice_project/56f7684011345957bbf33a7ee678afaf4d2ba333</meta:generator>
    <meta:document-statistic meta:table-count="1" meta:image-count="0" meta:object-count="0" meta:page-count="3" meta:paragraph-count="91" meta:word-count="666" meta:character-count="4892" meta:non-whitespace-character-count="4191"/>
  </office:meta>
</office:document-meta>
</file>